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3d6f" officeooo:paragraph-rsid="00104d79"/>
    </style:style>
    <style:style style:name="T1" style:family="text">
      <style:text-properties officeooo:rsid="00104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demo command in serpint does three things.</text:span></text:p>
      <text:p text:style-name="P1"><text:span text:style-name="T1">First, it runs the gpiotoserial command, the base of serpint, creating a serial port on /dev/ttyS44. It then links /dev/ttyS44 to the socket localhost:1235. The third part connects to localhost:1235, sends a few commands, waits 10 seconds, and closes. This is a basic demo of all but the socket to serial command and the device emulation [serialformatbridge] command.</text:span></text:p>
      <text:p text:style-name="P1"><text:span text:style-name="T1"/></text:p>
      <text:p text:style-name="P1"><text:span text:style-name="T1">For a more comprehensive guide, see doc/main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uis Goessling</meta:initial-creator>
    <meta:creation-date>2012-05-23T17:00:26</meta:creation-date>
    <dc:date>2012-08-16T14:43:39</dc:date>
    <dc:creator>Louis Goessling</dc:creator>
    <meta:editing-duration>PT00H04M19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3" meta:word-count="73" meta:character-count="461"/>
  </office:meta>
</office:document-meta>
</file>